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1d94" officeooo:paragraph-rsid="001f1d94" style:font-weight-asian="bold" style:font-weight-complex="bold"/>
    </style:style>
    <style:style style:name="P2" style:family="paragraph" style:parent-style-name="Standard">
      <style:text-properties fo:font-weight="bold" officeooo:rsid="0020e474" officeooo:paragraph-rsid="0020e474" style:font-weight-asian="bold" style:font-weight-complex="bold"/>
    </style:style>
    <style:style style:name="P3" style:family="paragraph" style:parent-style-name="Standard">
      <style:text-properties fo:font-weight="normal" officeooo:rsid="001f1d94" officeooo:paragraph-rsid="001f1d94" style:font-weight-asian="normal" style:font-weight-complex="normal"/>
    </style:style>
    <style:style style:name="P4" style:family="paragraph" style:parent-style-name="Standard">
      <style:text-properties fo:font-weight="normal" officeooo:rsid="0020dc45" officeooo:paragraph-rsid="0020dc45" style:font-weight-asian="normal" style:font-weight-complex="normal"/>
    </style:style>
    <style:style style:name="P5" style:family="paragraph" style:parent-style-name="Standard">
      <style:text-properties fo:font-weight="normal" officeooo:rsid="0020e474" officeooo:paragraph-rsid="0020e474" style:font-weight-asian="normal" style:font-weight-complex="normal"/>
    </style:style>
    <style:style style:name="P6" style:family="paragraph" style:parent-style-name="Standard">
      <style:text-properties fo:font-weight="normal" officeooo:rsid="00224c42" officeooo:paragraph-rsid="00224c42" style:font-weight-asian="normal" style:font-weight-complex="normal"/>
    </style:style>
    <style:style style:name="T1" style:family="text">
      <style:text-properties officeooo:rsid="0020e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a restful Json API with Rails 5 – Part One</text:p>
      <text:p text:style-name="P1"/>
      <text:p text:style-name="P3">→ Tutorials/tudos-restful-api</text:p>
      <text:p text:style-name="P3"/>
      <text:p text:style-name="P4">gem : </text:p>
      <text:p text:style-name="P4">- factory_bot_rails</text:p>
      <text:p text:style-name="P4">- database_cleaner</text:p>
      <text:p text:style-name="P4"/>
      <text:p text:style-name="P4">Setup for rspec in a project :</text:p>
      <text:p text:style-name="P4">1/ Add it to the gemfil</text:p>
      <text:p text:style-name="P4">2/ rails g rspec:install</text:p>
      <text:p text:style-name="P4">3/ </text:p>
      <text:p text:style-name="P4"/>
      <text:p text:style-name="P4"/>
      <text:p text:style-name="P2">Trello App</text:p>
      <text:p text:style-name="P2"/>
      <text:p text:style-name="P5">gem ‘acts_as_list’ very nice</text:p>
      <text:p text:style-name="P5"><text:a xlink:type="simple" xlink:href="https://github.com/swanandp/acts_as_list" text:style-name="Internet_20_link" text:visited-style-name="Visited_20_Internet_20_Link">https://github.com/swanandp/acts_as_list</text:a></text:p>
      <text:p text:style-name="P5"/>
      <text:p text:style-name="P5">to manager trello cards position in a column for instance</text:p>
      <text:p text:style-name="P5"/>
      <text:p text:style-name="P6">Project example cloned in tutorial folder : https://github.com/tbogin/trello-on-rails/blob/master/Gem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08:06:36.171083919</meta:creation-date>
    <dc:date>2018-11-18T17:44:30.591895968</dc:date>
    <meta:editing-duration>PT8H27M13S</meta:editing-duration>
    <meta:editing-cycles>1</meta:editing-cycles>
    <meta:document-statistic meta:table-count="0" meta:image-count="0" meta:object-count="0" meta:page-count="1" meta:paragraph-count="14" meta:word-count="61" meta:character-count="440" meta:non-whitespace-character-count="390"/>
    <meta:generator>LibreOffice/6.0.6.2$Linux_X86_64 LibreOffice_project/00m0$Build-2</meta:generator>
  </office:meta>
</office:document-meta>
</file>